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4585a" officeooo:paragraph-rsid="0004585a"/>
    </style:style>
    <style:style style:name="P2" style:family="paragraph" style:parent-style-name="Preformatted_20_Text">
      <style:text-properties officeooo:rsid="0006f3c5" officeooo:paragraph-rsid="0006f3c5"/>
    </style:style>
    <style:style style:name="P3" style:family="paragraph" style:parent-style-name="Preformatted_20_Text">
      <style:text-properties officeooo:rsid="000c1ac8" officeooo:paragraph-rsid="000c1ac8"/>
    </style:style>
    <style:style style:name="P4" style:family="paragraph" style:parent-style-name="Preformatted_20_Text">
      <style:text-properties officeooo:rsid="000da267" officeooo:paragraph-rsid="000da267"/>
    </style:style>
    <style:style style:name="P5" style:family="paragraph" style:parent-style-name="Preformatted_20_Text">
      <style:text-properties officeooo:rsid="00116b85" officeooo:paragraph-rsid="0015d973"/>
    </style:style>
    <style:style style:name="P6" style:family="paragraph" style:parent-style-name="Preformatted_20_Text">
      <style:text-properties officeooo:rsid="0018af1c" officeooo:paragraph-rsid="0018af1c"/>
    </style:style>
    <style:style style:name="P7" style:family="paragraph" style:parent-style-name="Preformatted_20_Text">
      <style:text-properties officeooo:rsid="0018af1c" officeooo:paragraph-rsid="00194852"/>
    </style:style>
    <style:style style:name="P8" style:family="paragraph" style:parent-style-name="Preformatted_20_Text">
      <style:text-properties officeooo:rsid="00194852" officeooo:paragraph-rsid="00194852"/>
    </style:style>
    <style:style style:name="P9" style:family="paragraph" style:parent-style-name="Preformatted_20_Text">
      <style:text-properties officeooo:rsid="001a60ef" officeooo:paragraph-rsid="001a60ef"/>
    </style:style>
    <style:style style:name="P10" style:family="paragraph" style:parent-style-name="Preformatted_20_Text">
      <style:text-properties officeooo:rsid="0004585a" officeooo:paragraph-rsid="0004585a"/>
    </style:style>
    <style:style style:name="T1" style:family="text">
      <style:text-properties officeooo:rsid="00049271"/>
    </style:style>
    <style:style style:name="T2" style:family="text">
      <style:text-properties officeooo:rsid="000d41ec"/>
    </style:style>
    <style:style style:name="T3" style:family="text">
      <style:text-properties officeooo:rsid="0011b166"/>
    </style:style>
    <style:style style:name="T4" style:family="text">
      <style:text-properties officeooo:rsid="001a60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 </text:p>
      <text:p text:style-name="P1">11282717</text:p>
      <text:p text:style-name="P1">Cpts 350 </text:p>
      <text:p text:style-name="P1">HW6</text:p>
      <text:p text:style-name="P1"/>
      <text:p text:style-name="P1">1.</text:p>
      <text:p text:style-name="P1">When given G = (V,E), and asked to determine if G is a DAG I would use the following algorithm that uses the idea of topological sorting. <text:s/>(Based on algorithm from Arthur B. Kahn)</text:p>
      <text:p text:style-name="P1"/>
      <text:p text:style-name="P1">Let L be and empty list to store sorted nodes</text:p>
      <text:p text:style-name="P1">Let W be the set of all nodes that have no incoming edges</text:p>
      <text:p text:style-name="P1"/>
      <text:p text:style-name="P1">While W is not empty do the following</text:p>
      <text:p text:style-name="P1"><text:tab/>Remove a node n from W</text:p>
      <text:p text:style-name="P1"><text:tab/>Add n to end of L</text:p>
      <text:p text:style-name="P1"><text:tab/>for each node m with an edge e from n to m</text:p>
      <text:p text:style-name="P1"><text:tab/><text:tab/>remove e from the graph</text:p>
      <text:p text:style-name="P1"><text:tab/><text:tab/>if m has no other incoming edges then </text:p>
      <text:p text:style-name="P1"><text:tab/><text:tab/><text:tab/>insert m into W</text:p>
      <text:p text:style-name="P1">if graph has edges still then </text:p>
      <text:p text:style-name="P1"><text:tab/>return <text:span text:style-name="T1">error,</text:span> there is at least one cycle</text:p>
      <text:p text:style-name="P1">else</text:p>
      <text:p text:style-name="P1"><text:tab/>return L, the topological sorted order of nodes</text:p>
      <text:p text:style-name="P1"/>
      <text:p text:style-name="P2">Now to find the worst-case complexity of the algorithm.</text:p>
      <text:p text:style-name="P3">First I look at the inner loop. <text:s/>This loop runs on every node that has no incoming edges. <text:s/>Worst case for this loop would be a graph that has every node pointing to one node, therefore causing the inner loop to have to run over every node removing their outgoing edge from the graph. <text:s/>This would have to run n-1 times.</text:p>
      <text:p text:style-name="P3"/>
      <text:p text:style-name="P3">Now the outer loop. <text:s/><text:span text:style-name="T2">The outer loop must run over every node in W. This would have to run n times. Using the example of all nodes pointing to one, all edges would be removed from the node that had all incoming edges so due to the inner loop it would be added to W forcing the loop to execute one more time for the last node. <text:s/>This would mean the loop ran once for each node. <text:s/></text:span></text:p>
      <text:p text:style-name="P3"/>
      <text:p text:style-name="P4">The outer loop iterates over each element in the set W and the inner loop runs on each outgoing edge of each node in the set W and adds nodes to W. <text:s/>The max number of nodes that can ever pass through or be in W is the number of elements in V. <text:s/>V being the full set of nodes for the graph. <text:s/>The inner loop runs over the outgoing edges of nodes in W. <text:s/>Since its possible for W to contain each node of V at some point during the algorithms execution, then it is possible that the inner loop would have to run over each edge in the set E. <text:s/>This means that the maximum number of total computations, or the worst-case runtime for the algorithm, is O(V + E). </text:p>
      <text:p text:style-name="P1"><text:s/></text:p>
      <text:p text:style-name="P1"/>
      <text:p text:style-name="P1"/>
      <text:p text:style-name="P1">2.</text:p>
      <text:p text:style-name="P5">I would use a breadth-fir<text:span text:style-name="T3">s</text:span>t search to <text:span text:style-name="T3">check all possible paths between the two nodes. During the calculation <text:s/>of a given edge distance I would include a check to determine if the the edge is red or green or neither and increment a counter variable for the number of red or green edges. (Two variables, one for red edges and one for green edges) These variables would be attached to each node so just like the distance is calculated by totaling the distances from one node to the next, the number of red and green edges can be totaled along any given path.</text:span></text:p>
      <text:p text:style-name="P5"/>
      <text:p text:style-name="P6">Below is my algorithm.</text:p>
      <text:p text:style-name="P6"/>
      <text:p text:style-name="P8"><text:soft-page-break/>Let L be an empty list that possible paths will be added to.</text:p>
      <text:p text:style-name="P9">Let Q be a queue to store nodes to be examined</text:p>
      <text:p text:style-name="P7"/>
      <text:p text:style-name="P6">For each node in G</text:p>
      <text:p text:style-name="P6"><text:tab/>mark undiscovered</text:p>
      <text:p text:style-name="P6"><text:tab/>set distance to infinity</text:p>
      <text:p text:style-name="P6"><text:tab/>set parent to null</text:p>
      <text:p text:style-name="P6"/>
      <text:p text:style-name="P6">starting at v </text:p>
      <text:p text:style-name="P5"><text:span text:style-name="T4">initialize distance of v to be 0 </text:span></text:p>
      <text:p text:style-name="P9">initialize parent of v to null</text:p>
      <text:p text:style-name="P9">add v to Q</text:p>
      <text:p text:style-name="P9"/>
      <text:p text:style-name="P9">while Q is not empty</text:p>
      <text:p text:style-name="P9"><text:tab/>dequeue Q and call this node u (Current node)</text:p>
      <text:p text:style-name="P9"><text:tab/>for each vertex x adjacent to u</text:p>
      <text:p text:style-name="P9"><text:tab/><text:tab/>if undiscovered</text:p>
      <text:p text:style-name="P9"><text:tab/><text:tab/><text:tab/>mark as discovered </text:p>
      <text:p text:style-name="P9"><text:tab/><text:tab/><text:tab/>set x’s distance = parents u’s distance + 1</text:p>
      <text:p text:style-name="P9"><text:tab/><text:tab/><text:tab/>set x’s parent to u</text:p>
      <text:p text:style-name="P9"><text:tab/><text:tab/><text:tab/>add x to Q</text:p>
      <text:p text:style-name="P1"><text:tab/><text:span text:style-name="T4">mark u as fully explored</text:span></text:p>
      <text:p text:style-name="P1"/>
      <text:p text:style-name="P1">3.</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10:41:59.338459397</dc:date>
    <meta:editing-duration>PT3H4M34S</meta:editing-duration>
    <meta:editing-cycles>24</meta:editing-cycles>
    <meta:generator>LibreOffice/5.1.4.2$Linux_X86_64 LibreOffice_project/10m0$Build-2</meta:generator>
    <meta:document-statistic meta:table-count="0" meta:image-count="0" meta:object-count="0" meta:page-count="2" meta:paragraph-count="48" meta:word-count="633" meta:character-count="3149" meta:non-whitespace-character-count="2508"/>
  </office:meta>
</office:document-meta>
</file>